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3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7602in"/>
    </style:style>
    <style:style style:name="co8" style:family="table-column">
      <style:table-column-properties fo:break-before="auto" style:column-width="1.6835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1.6508in"/>
    </style:style>
    <style:style style:name="co11" style:family="table-column">
      <style:table-column-properties fo:break-before="auto" style:column-width="1.693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1.1602in" fo:break-before="auto" style:use-optimal-row-height="true"/>
    </style:style>
    <style:style style:name="ro9" style:family="table-row">
      <style:table-row-properties style:row-height="1.3882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9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77bc65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6d6d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5pt" style:font-size-asian="15pt" style:font-size-complex="15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6d6d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39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sts on docker" table:style-name="ta1">
        <table:table-column table:style-name="co1" table:default-cell-style-name="ce33"/>
        <table:table-column table:style-name="co2" table:default-cell-style-name="ce4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Tests made on my laptop in docker container</text:p>
          </table:table-cell>
          <table:covered-table-cell table:number-columns-repeated="4" table:style-name="ce38"/>
        </table:table-row>
        <table:table-row table:style-name="ro2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<text:s/>total number of times the loop was executed</text:p>
          </table:table-cell>
          <table:table-cell table:style-name="ce39" office:value-type="string" calcext:value-type="string">
            <text:p>average amount of time each iteration took to complete (nanoseconds per operation)</text:p>
          </table:table-cell>
          <table:table-cell table:style-name="ce39" office:value-type="string" calcext:value-type="string">
            <text:p>bytes were allocated per operation</text:p>
          </table:table-cell>
          <table:table-cell table:style-name="ce39" office:value-type="string" calcext:value-type="string">
            <text:p>memory allocations occurred per operation</text:p>
          </table:table-cell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57062590" calcext:value-type="float">
            <text:p>57062590</text:p>
          </table:table-cell>
          <table:table-cell table:style-name="ce40" office:value-type="string" calcext:value-type="string">
            <text:p>19.80 ns/op </text:p>
          </table:table-cell>
          <table:table-cell table:style-name="ce40" office:value-type="string" calcext:value-type="string">
            <text:p><text:s text:c="2"/>0 B/op</text:p>
          </table:table-cell>
          <table:table-cell table:style-name="ce40" office:value-type="string" calcext:value-type="string">
            <text:p><text:s/>0 allocs/op</text:p>
          </table:table-cell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1644022" calcext:value-type="float">
            <text:p>1644022</text:p>
          </table:table-cell>
          <table:table-cell table:style-name="ce40" office:value-type="string" calcext:value-type="string">
            <text:p><text:s/>727.9 ns/op </text:p>
          </table:table-cell>
          <table:table-cell table:style-name="ce40" office:value-type="string" calcext:value-type="string">
            <text:p><text:s text:c="2"/>16 B/op <text:s/></text:p>
          </table:table-cell>
          <table:table-cell table:style-name="ce40" office:value-type="string" calcext:value-type="string">
            <text:p>1 allocs/op</text:p>
          </table:table-cell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1000000" calcext:value-type="float">
            <text:p>1000000</text:p>
          </table:table-cell>
          <table:table-cell table:style-name="ce40" office:value-type="string" calcext:value-type="string">
            <text:p>1140 ns/op</text:p>
          </table:table-cell>
          <table:table-cell table:style-name="ce40" office:value-type="string" calcext:value-type="string">
            <text:p>16 B/op</text:p>
          </table:table-cell>
          <table:table-cell table:style-name="ce40" office:value-type="string" calcext:value-type="string">
            <text:p>1 allocs/op</text:p>
          </table:table-cell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41" office:value-type="float" office:value="809326" calcext:value-type="float">
            <text:p>809326</text:p>
          </table:table-cell>
          <table:table-cell table:style-name="ce41" office:value-type="string" calcext:value-type="string">
            <text:p>1312 ns/op </text:p>
          </table:table-cell>
          <table:table-cell table:style-name="ce41" office:value-type="string" calcext:value-type="string">
            <text:p>0 B/op</text:p>
          </table:table-cell>
          <table:table-cell table:style-name="ce41" office:value-type="string" calcext:value-type="string">
            <text:p>0 allocs/op</text:p>
          </table:table-cell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41" office:value-type="float" office:value="318718" calcext:value-type="float">
            <text:p>318718</text:p>
          </table:table-cell>
          <table:table-cell table:style-name="ce41" office:value-type="string" calcext:value-type="string">
            <text:p>3861 ns/op</text:p>
          </table:table-cell>
          <table:table-cell table:style-name="ce41" office:value-type="string" calcext:value-type="string">
            <text:p>16 B/op </text:p>
          </table:table-cell>
          <table:table-cell table:style-name="ce41" office:value-type="string" calcext:value-type="string">
            <text:p>1 allocs/op</text:p>
          </table:table-cell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41" office:value-type="float" office:value="41282" calcext:value-type="float">
            <text:p>41282</text:p>
          </table:table-cell>
          <table:table-cell table:style-name="ce41" office:value-type="string" calcext:value-type="string">
            <text:p>29523 ns/op</text:p>
          </table:table-cell>
          <table:table-cell table:style-name="ce41" office:value-type="string" calcext:value-type="string">
            <text:p>16 B/op</text:p>
          </table:table-cell>
          <table:table-cell table:style-name="ce41" office:value-type="string" calcext:value-type="string">
            <text:p><text:s/>1 allocs/op</text:p>
          </table:table-cell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42" office:value-type="float" office:value="8131" calcext:value-type="float">
            <text:p>8131</text:p>
          </table:table-cell>
          <table:table-cell table:style-name="ce42" office:value-type="string" calcext:value-type="string">
            <text:p>143859 ns/op </text:p>
          </table:table-cell>
          <table:table-cell table:style-name="ce42" office:value-type="string" calcext:value-type="string">
            <text:p>45 B/op</text:p>
          </table:table-cell>
          <table:table-cell table:style-name="ce42" office:value-type="string" calcext:value-type="string">
            <text:p>0 allocs/op</text:p>
          </table:table-cell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42" office:value-type="float" office:value="12990" calcext:value-type="float">
            <text:p>12990</text:p>
          </table:table-cell>
          <table:table-cell table:style-name="ce42" office:value-type="string" calcext:value-type="string">
            <text:p>96136 ns/op</text:p>
          </table:table-cell>
          <table:table-cell table:style-name="ce42" office:value-type="string" calcext:value-type="string">
            <text:p>44 B/op</text:p>
          </table:table-cell>
          <table:table-cell table:style-name="ce42" office:value-type="string" calcext:value-type="string">
            <text:p>1 allocs/op</text:p>
          </table:table-cell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42" office:value-type="float" office:value="1422" calcext:value-type="float">
            <text:p>1422</text:p>
          </table:table-cell>
          <table:table-cell table:style-name="ce42" office:value-type="string" calcext:value-type="string">
            <text:p><text:s/>833223 ns/op</text:p>
          </table:table-cell>
          <table:table-cell table:style-name="ce42" office:value-type="string" calcext:value-type="string">
            <text:p><text:s/>275 B/op</text:p>
          </table:table-cell>
          <table:table-cell table:style-name="ce42" office:value-type="string" calcext:value-type="string">
            <text:p>1 allocs/op</text:p>
          </table:table-cell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string" calcext:value-type="string">
            <text:p>1197127 ns/op</text:p>
          </table:table-cell>
          <table:table-cell table:style-name="ce43" office:value-type="string" calcext:value-type="string">
            <text:p>1540 B/op</text:p>
          </table:table-cell>
          <table:table-cell table:style-name="ce43" office:value-type="string" calcext:value-type="string">
            <text:p>1 allocs/op</text:p>
          </table:table-cell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43" office:value-type="float" office:value="2325" calcext:value-type="float">
            <text:p>2325</text:p>
          </table:table-cell>
          <table:table-cell table:style-name="ce43" office:value-type="string" calcext:value-type="string">
            <text:p>558186 ns/op </text:p>
          </table:table-cell>
          <table:table-cell table:style-name="ce43" office:value-type="string" calcext:value-type="string">
            <text:p>661 B/op </text:p>
          </table:table-cell>
          <table:table-cell table:style-name="ce43" office:value-type="string" calcext:value-type="string">
            <text:p>1 allocs/op</text:p>
          </table:table-cell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string" calcext:value-type="string">
            <text:p>3419706 ns/op</text:p>
          </table:table-cell>
          <table:table-cell table:style-name="ce43" office:value-type="string" calcext:value-type="string">
            <text:p>4356 B/op </text:p>
          </table:table-cell>
          <table:table-cell table:style-name="ce43" office:value-type="string" calcext:value-type="string">
            <text:p>6 allocs/op</text:p>
          </table:table-cell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51577047893 ns/op</text:p>
          </table:table-cell>
          <table:table-cell table:style-name="ce44" office:value-type="string" calcext:value-type="string">
            <text:p>590002192 B/op</text:p>
          </table:table-cell>
          <table:table-cell table:style-name="ce44" office:value-type="string" calcext:value-type="string">
            <text:p>38017 allocs/op</text:p>
          </table:table-cell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8837140064 ns/op</text:p>
          </table:table-cell>
          <table:table-cell table:style-name="ce44" office:value-type="string" calcext:value-type="string">
            <text:p>590051016 B/op</text:p>
          </table:table-cell>
          <table:table-cell table:style-name="ce44" office:value-type="string" calcext:value-type="string">
            <text:p>38015 allocs/op</text:p>
          </table:table-cell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14668769320 ns/op</text:p>
          </table:table-cell>
          <table:table-cell table:style-name="ce44" office:value-type="string" calcext:value-type="string">
            <text:p>590051392 B/op</text:p>
          </table:table-cell>
          <table:table-cell table:style-name="ce44" office:value-type="string" calcext:value-type="string">
            <text:p>38021 allocs/op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average amount of time each iteration took to complete (nanoseconds per operation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19.8" calcext:value-type="float">
            <text:p>19.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727.9" calcext:value-type="float">
            <text:p>727.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41" office:value-type="float" office:value="1312" calcext:value-type="float">
            <text:p>1312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41" office:value-type="float" office:value="3861" calcext:value-type="float">
            <text:p>3861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41" office:value-type="float" office:value="29523" calcext:value-type="float">
            <text:p>29523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42" office:value-type="float" office:value="143859" calcext:value-type="float">
            <text:p>143859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42" office:value-type="float" office:value="96136" calcext:value-type="float">
            <text:p>96136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42" office:value-type="float" office:value="833223" calcext:value-type="float">
            <text:p>833223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43" office:value-type="float" office:value="1197127" calcext:value-type="float">
            <text:p>119712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43" office:value-type="float" office:value="558186" calcext:value-type="float">
            <text:p>558186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43" office:value-type="float" office:value="3419706" calcext:value-type="float">
            <text:p>341970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44" office:value-type="float" office:value="51577047893" calcext:value-type="float">
            <text:p>51577047893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44" office:value-type="float" office:value="8837140064" calcext:value-type="float">
            <text:p>8837140064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44" office:value-type="float" office:value="14668769320" calcext:value-type="float">
            <text:p>14668769320</text:p>
          </table:table-cell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bytes were allocated per oper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43" office:value-type="float" office:value="1540" calcext:value-type="float">
            <text:p>1540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43" office:value-type="float" office:value="661" calcext:value-type="float">
            <text:p>66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43" office:value-type="float" office:value="4356" calcext:value-type="float">
            <text:p>435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44" office:value-type="float" office:value="590002192" calcext:value-type="float">
            <text:p>590002192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44" office:value-type="float" office:value="590051016" calcext:value-type="float">
            <text:p>59005101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44" office:value-type="float" office:value="590051392" calcext:value-type="float">
            <text:p>590051392</text:p>
          </table:table-cell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7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memory allocations occurred per oper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44" office:value-type="float" office:value="38017" calcext:value-type="float">
            <text:p>38017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44" office:value-type="float" office:value="38015" calcext:value-type="float">
            <text:p>38015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44" office:value-type="float" office:value="38021" calcext:value-type="float">
            <text:p>38021</text:p>
          </table:table-cell>
          <table:table-cell table:number-columns-repeated="3"/>
        </table:table-row>
      </table:table>
      <table:table table:name="tests on my laptop" table:style-name="ta1">
        <table:table-column table:style-name="co7" table:default-cell-style-name="ce33"/>
        <table:table-column table:style-name="co8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Tests made on my laptop</text:p>
          </table:table-cell>
          <table:covered-table-cell table:number-columns-repeated="4" table:style-name="ce21"/>
        </table:table-row>
        <table:table-row table:style-name="ro8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/>total number of times the loop was executed</text:p>
          </table:table-cell>
          <table:table-cell table:style-name="ce32" office:value-type="string" calcext:value-type="string">
            <text:p>average amount of time each iteration took to complete (nanoseconds per operation)</text:p>
          </table:table-cell>
          <table:table-cell table:style-name="ce32" office:value-type="string" calcext:value-type="string">
            <text:p>bytes were allocated per operation</text:p>
          </table:table-cell>
          <table:table-cell table:style-name="ce32" office:value-type="string" calcext:value-type="string">
            <text:p>memory allocations occurred per operation</text:p>
          </table:table-cell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65357664" calcext:value-type="float">
            <text:p>65357664</text:p>
          </table:table-cell>
          <table:table-cell table:style-name="ce22" office:value-type="string" calcext:value-type="string">
            <text:p>17.69 ns/op</text:p>
          </table:table-cell>
          <table:table-cell table:style-name="ce22" office:value-type="string" calcext:value-type="string">
            <text:p>0 B/op</text:p>
          </table:table-cell>
          <table:table-cell table:style-name="ce22" office:value-type="string" calcext:value-type="string">
            <text:p><text:s/>0 allocs/op</text:p>
          </table:table-cell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1376328" calcext:value-type="float">
            <text:p>1376328</text:p>
          </table:table-cell>
          <table:table-cell table:style-name="ce22" office:value-type="string" calcext:value-type="string">
            <text:p><text:s/>867.2 ns/op</text:p>
          </table:table-cell>
          <table:table-cell table:style-name="ce22" office:value-type="string" calcext:value-type="string">
            <text:p>224 B/op</text:p>
          </table:table-cell>
          <table:table-cell table:style-name="ce22" office:value-type="string" calcext:value-type="string">
            <text:p>5 allocs/op</text:p>
          </table:table-cell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821474" calcext:value-type="float">
            <text:p>821474</text:p>
          </table:table-cell>
          <table:table-cell table:style-name="ce22" office:value-type="string" calcext:value-type="string">
            <text:p>1564 ns/op</text:p>
          </table:table-cell>
          <table:table-cell table:style-name="ce22" office:value-type="string" calcext:value-type="string">
            <text:p>464 B/op</text:p>
          </table:table-cell>
          <table:table-cell table:style-name="ce22" office:value-type="string" calcext:value-type="string">
            <text:p>9 allocs/op</text:p>
          </table:table-cell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23" office:value-type="float" office:value="750079" calcext:value-type="float">
            <text:p>750079</text:p>
          </table:table-cell>
          <table:table-cell table:style-name="ce23" office:value-type="string" calcext:value-type="string">
            <text:p>1395 ns/op </text:p>
          </table:table-cell>
          <table:table-cell table:style-name="ce23" office:value-type="string" calcext:value-type="string">
            <text:p>0 B/op </text:p>
          </table:table-cell>
          <table:table-cell table:style-name="ce23" office:value-type="string" calcext:value-type="string">
            <text:p>0 allocs/op</text:p>
          </table:table-cell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23" office:value-type="float" office:value="256200" calcext:value-type="float">
            <text:p>256200</text:p>
          </table:table-cell>
          <table:table-cell table:style-name="ce23" office:value-type="string" calcext:value-type="string">
            <text:p><text:s/>4914 ns/op</text:p>
          </table:table-cell>
          <table:table-cell table:style-name="ce23" office:value-type="string" calcext:value-type="string">
            <text:p>1056 B/op</text:p>
          </table:table-cell>
          <table:table-cell table:style-name="ce23" office:value-type="string" calcext:value-type="string">
            <text:p><text:s/>21 allocs/op</text:p>
          </table:table-cell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23" office:value-type="float" office:value="33996" calcext:value-type="float">
            <text:p>33996</text:p>
          </table:table-cell>
          <table:table-cell table:style-name="ce23" office:value-type="string" calcext:value-type="string">
            <text:p>36140 ns/op</text:p>
          </table:table-cell>
          <table:table-cell table:style-name="ce23" office:value-type="string" calcext:value-type="string">
            <text:p>11216 B/op</text:p>
          </table:table-cell>
          <table:table-cell table:style-name="ce23" office:value-type="string" calcext:value-type="string">
            <text:p>201 allocs/op</text:p>
          </table:table-cell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24" office:value-type="float" office:value="6463" calcext:value-type="float">
            <text:p>6463</text:p>
          </table:table-cell>
          <table:table-cell table:style-name="ce24" office:value-type="string" calcext:value-type="string">
            <text:p>156309 ns/op</text:p>
          </table:table-cell>
          <table:table-cell table:style-name="ce24" office:value-type="string" calcext:value-type="string">
            <text:p>56 B/op</text:p>
          </table:table-cell>
          <table:table-cell table:style-name="ce24" office:value-type="string" calcext:value-type="string">
            <text:p>0 allocs/op</text:p>
          </table:table-cell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24" office:value-type="string" calcext:value-type="string">
            <text:p>102557 ns/op</text:p>
          </table:table-cell>
          <table:table-cell table:style-name="ce24" office:value-type="string" calcext:value-type="string">
            <text:p>5252 B/op</text:p>
          </table:table-cell>
          <table:table-cell table:style-name="ce24" office:value-type="string" calcext:value-type="string">
            <text:p>101 allocs/op</text:p>
          </table:table-cell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string" calcext:value-type="string">
            <text:p>874025 ns/op</text:p>
          </table:table-cell>
          <table:table-cell table:style-name="ce24" office:value-type="string" calcext:value-type="string">
            <text:p>280307 B/op</text:p>
          </table:table-cell>
          <table:table-cell table:style-name="ce24" office:value-type="string" calcext:value-type="string">
            <text:p>5001 allocs/op</text:p>
          </table:table-cell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string" calcext:value-type="string">
            <text:p>1263877 ns/op</text:p>
          </table:table-cell>
          <table:table-cell table:style-name="ce25" office:value-type="string" calcext:value-type="string">
            <text:p>1697 B/op</text:p>
          </table:table-cell>
          <table:table-cell table:style-name="ce25" office:value-type="string" calcext:value-type="string">
            <text:p>2 allocs/op</text:p>
          </table:table-cell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25" office:value-type="float" office:value="1866" calcext:value-type="float">
            <text:p>1866</text:p>
          </table:table-cell>
          <table:table-cell table:style-name="ce25" office:value-type="string" calcext:value-type="string">
            <text:p>619808 ns/op</text:p>
          </table:table-cell>
          <table:table-cell table:style-name="ce25" office:value-type="string" calcext:value-type="string">
            <text:p>11220 B/op</text:p>
          </table:table-cell>
          <table:table-cell table:style-name="ce25" office:value-type="string" calcext:value-type="string">
            <text:p>202 allocs/op</text:p>
          </table:table-cell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string" calcext:value-type="string">
            <text:p>3592203 ns/op</text:p>
          </table:table-cell>
          <table:table-cell table:style-name="ce25" office:value-type="string" calcext:value-type="string">
            <text:p>1124461 B/op</text:p>
          </table:table-cell>
          <table:table-cell table:style-name="ce25" office:value-type="string" calcext:value-type="string">
            <text:p>20006 allocs/op</text:p>
          </table:table-cell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s/>54746711648 ns/op</text:p>
          </table:table-cell>
          <table:table-cell table:style-name="ce26" office:value-type="string" calcext:value-type="string">
            <text:p>590002096 B/op</text:p>
          </table:table-cell>
          <table:table-cell table:style-name="ce26" office:value-type="string" calcext:value-type="string">
            <text:p>38016 allocs/op</text:p>
          </table:table-cell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0069335919 ns/op</text:p>
          </table:table-cell>
          <table:table-cell table:style-name="ce26" office:value-type="string" calcext:value-type="string">
            <text:p>590259288 B/op</text:p>
          </table:table-cell>
          <table:table-cell table:style-name="ce26" office:value-type="string" calcext:value-type="string">
            <text:p>42019 allocs/op</text:p>
          </table:table-cell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6156499914 ns/op</text:p>
          </table:table-cell>
          <table:table-cell table:style-name="ce26" office:value-type="string" calcext:value-type="string">
            <text:p>1038051384 B/op</text:p>
          </table:table-cell>
          <table:table-cell table:style-name="ce26" office:value-type="string" calcext:value-type="string">
            <text:p>8038020 allocs/op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average amount of time each iteration took to complete (nanoseconds per operation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17.69" calcext:value-type="float">
            <text:p>17.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867.2" calcext:value-type="float">
            <text:p>867.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23" office:value-type="float" office:value="1395" calcext:value-type="float">
            <text:p>1395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23" office:value-type="float" office:value="4914" calcext:value-type="float">
            <text:p>4914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23" office:value-type="float" office:value="36140" calcext:value-type="float">
            <text:p>36140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24" office:value-type="float" office:value="156309" calcext:value-type="float">
            <text:p>156309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24" office:value-type="float" office:value="102557" calcext:value-type="float">
            <text:p>102557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24" office:value-type="float" office:value="874025" calcext:value-type="float">
            <text:p>874025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25" office:value-type="float" office:value="1263877" calcext:value-type="float">
            <text:p>126387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25" office:value-type="float" office:value="619808" calcext:value-type="float">
            <text:p>619808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25" office:value-type="float" office:value="3592203" calcext:value-type="float">
            <text:p>3592203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26" office:value-type="float" office:value="54746711648" calcext:value-type="float">
            <text:p>54746711648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26" office:value-type="float" office:value="10069335919" calcext:value-type="float">
            <text:p>10069335919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26" office:value-type="float" office:value="16156499914" calcext:value-type="float">
            <text:p>16156499914</text:p>
          </table:table-cell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10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bytes were allocated per oper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23" office:value-type="float" office:value="1056" calcext:value-type="float">
            <text:p>1056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23" office:value-type="float" office:value="11216" calcext:value-type="float">
            <text:p>11216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24" office:value-type="float" office:value="56" calcext:value-type="float">
            <text:p>56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24" office:value-type="float" office:value="5252" calcext:value-type="float">
            <text:p>5252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24" office:value-type="float" office:value="280307" calcext:value-type="float">
            <text:p>28030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25" office:value-type="float" office:value="1697" calcext:value-type="float">
            <text:p>169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25" office:value-type="float" office:value="11220" calcext:value-type="float">
            <text:p>11220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25" office:value-type="float" office:value="1124461" calcext:value-type="float">
            <text:p>1124461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26" office:value-type="float" office:value="590002096" calcext:value-type="float">
            <text:p>59000209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26" office:value-type="float" office:value="590259288" calcext:value-type="float">
            <text:p>590259288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26" office:value-type="float" office:value="1038051384" calcext:value-type="float">
            <text:p>1038051384</text:p>
          </table:table-cell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mory allocations occurred per oper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WithoutConcurrency_Size2-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Row_Size2-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nchmarkMultiplyConcurrencyPerElement_Size2-1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WithoutConcurrency_Size10-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Row_Size10-12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>
            <text:p>BenchmarkMultiplyConcurrencyPerElement_Size10-12</text:p>
          </table:table-cell>
          <table:table-cell table:style-name="ce23" office:value-type="float" office:value="201" calcext:value-type="float">
            <text:p>201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WithoutConcurrency_Size50-1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Row_Size50-12</text:p>
          </table:table-cell>
          <table:table-cell table:style-name="ce24" office:value-type="float" office:value="101" calcext:value-type="float">
            <text:p>101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>
            <text:p>BenchmarkMultiplyConcurrencyPerElement_Size50-12</text:p>
          </table:table-cell>
          <table:table-cell table:style-name="ce24" office:value-type="float" office:value="5001" calcext:value-type="float">
            <text:p>500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WithoutConcurrency_Size100-1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Row_Size100-12</text:p>
          </table:table-cell>
          <table:table-cell table:style-name="ce25" office:value-type="float" office:value="202" calcext:value-type="float">
            <text:p>202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BenchmarkMultiplyConcurrencyPerElement_Size100-12</text:p>
          </table:table-cell>
          <table:table-cell table:style-name="ce25" office:value-type="float" office:value="20006" calcext:value-type="float">
            <text:p>2000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WithoutConcurrency_Size2000-12</text:p>
          </table:table-cell>
          <table:table-cell table:style-name="ce26" office:value-type="float" office:value="38016" calcext:value-type="float">
            <text:p>38016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Row_Size2000-12</text:p>
          </table:table-cell>
          <table:table-cell table:style-name="ce26" office:value-type="float" office:value="42019" calcext:value-type="float">
            <text:p>42019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>
            <text:p>BenchmarkMultiplyConcurrencyPerElement_Size2000-12</text:p>
          </table:table-cell>
          <table:table-cell table:style-name="ce26" office:value-type="float" office:value="8038020" calcext:value-type="float">
            <text:p>80380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02:50:11.423576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8:44:32.352150527</meta:creation-date>
    <dc:date>2021-12-27T02:53:56.736396769</dc:date>
    <meta:editing-duration>PT51M35S</meta:editing-duration>
    <meta:editing-cycles>9</meta:editing-cycles>
    <meta:generator>LibreOffice/6.4.7.2$Linux_X86_64 LibreOffice_project/40$Build-2</meta:generator>
    <meta:document-statistic meta:table-count="2" meta:cell-count="354" meta:object-count="0"/>
  </office:meta>
</office:document-meta>
</file>